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Admn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b 1</text:p>
          </table:table-cell>
          <table:table-cell office:value-type="string" calcext:value-type="string">
            <text:p>Sub 2</text:p>
          </table:table-cell>
          <table:table-cell office:value-type="string" calcext:value-type="string">
            <text:p>Sub 3</text:p>
          </table:table-cell>
          <table:table-cell office:value-type="string" calcext:value-type="string">
            <text:p>Sub 4</text:p>
          </table:table-cell>
          <table:table-cell office:value-type="string" calcext:value-type="string">
            <text:p>Sub 5</text:p>
          </table:table-cell>
          <table:table-cell office:value-type="string" calcext:value-type="string">
            <text:p>Sub 6</text:p>
          </table:table-cell>
          <table:table-cell office:value-type="string" calcext:value-type="string">
            <text:p>Sub 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.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51" calcext:value-type="float">
            <text:p>17051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52" calcext:value-type="float">
            <text:p>17052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53" calcext:value-type="float">
            <text:p>17053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54" calcext:value-type="float">
            <text:p>17054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55" calcext:value-type="float">
            <text:p>17055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56" calcext:value-type="float">
            <text:p>17056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057" calcext:value-type="float">
            <text:p>17057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58" calcext:value-type="float">
            <text:p>17058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59" calcext:value-type="float">
            <text:p>17059</text:p>
          </table:table-cell>
          <table:table-cell office:value-type="string" calcext:value-type="string">
            <text:p>I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60" calcext:value-type="float">
            <text:p>17060</text:p>
          </table:table-cell>
          <table:table-cell office:value-type="string" calcext:value-type="string">
            <text:p>J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061" calcext:value-type="float">
            <text:p>17061</text:p>
          </table:table-cell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62" calcext:value-type="float">
            <text:p>17062</text:p>
          </table:table-cell>
          <table:table-cell office:value-type="string" calcext:value-type="string">
            <text:p>L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063" calcext:value-type="float">
            <text:p>17063</text:p>
          </table:table-cell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064" calcext:value-type="float">
            <text:p>17064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65" calcext:value-type="float">
            <text:p>17065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03:08.003405602</meta:creation-date>
    <dc:date>2019-02-21T11:07:32.760372625</dc:date>
    <meta:editing-duration>PT4M25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